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lassLevelOverrideSqlMergeModeTests.overridde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assLevelOverrideSqlMergeModeTests.merg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assLevelOverrideSqlMergeModeTests.classLevelScrip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